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GetSetValue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3.5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4.5cm" draw:control="control4"/>
          <draw:control draw:z-index="4" draw:text-style-name="P1" svg:width="1.4cm" svg:height="0.8cm" svg:x="0.4cm" svg:y="5.7cm" draw:control="control5"/>
          <draw:control draw:z-index="5" draw:text-style-name="P1" svg:width="1.4cm" svg:height="0.8cm" svg:x="0.4cm" svg:y="6.7cm" draw:control="control6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table:number-columns-repeated="1018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/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table:style-name="ce23"/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/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.00.0000</text:date>, <text:time style:data-style-name="N2" text:time-value="01:09:19.565866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24T03:23:13.926705801</dc:date>
    <dc:creator>Mikis Hofer</dc:creator>
    <meta:editing-duration>PT11H29M56S</meta:editing-duration>
    <meta:editing-cycles>66</meta:editing-cycles>
    <meta:generator>LibreOffice/7.0.4.2$Linux_X86_64 LibreOffice_project/00$Build-2</meta:generator>
    <meta:document-statistic meta:table-count="1" meta:cell-count="67" meta:object-count="6"/>
  </office:meta>
</office:document-meta>
</file>